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如果最大堆-次大堆&lt;=1，那么问题肯定有解：<text:line-break/>我们可以从最大和次大里面每次拿一个，然后等他们和第三大堆相等的时候<text:line-break/>，每次从三堆里面各拿一个，等他们和第四大堆相等的时候<text:line-break/>，每次从四堆里面各拿一个，这样一直拿完所有堆。<text:line-break/>问题变成了能不能使得最大堆-次大堆&lt;=1，所以之前我们会从次大堆之外的那些堆里面取，<text:line-break/>来让最大堆减少，如果能减到：最大堆-次大堆&lt;=1，那么原问题有解。<text:line-break/>能否减到要看：<text:line-break/>sum - max - max2 &gt;= max - max2 - 1<text:line-break/>是否成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8:08:48.612619223</meta:creation-date>
    <dc:date>2015-02-26T18:09:51.558189598</dc:date>
    <meta:editing-duration>P0D</meta:editing-duration>
    <meta:editing-cycles>1</meta:editing-cycles>
    <meta:document-statistic meta:table-count="0" meta:image-count="0" meta:object-count="0" meta:page-count="1" meta:paragraph-count="1" meta:word-count="195" meta:character-count="232" meta:non-whitespace-character-count="214"/>
    <meta:generator>LibreOffice/4.2.6.3$Linux_X86_64 LibreOffice_project/420m0$Build-3</meta:generator>
  </office:meta>
</office:document-meta>
</file>